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DaunPenh" svg:font-family="DaunPenh" style:font-family-generic="system" style:font-pitch="variable" svg:panose-1="1 1 1 1 1 1 1 1 1 1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 svg:panose-1="2 11 1 0 1 1 1 1 1 1"/>
  </office:font-face-decls>
  <office:automatic-styles>
    <style:style style:name="P1" style:parent-style-name="Standard" style:master-page-name="MP0" style:family="paragraph">
      <style:paragraph-properties fo:break-before="page" fo:text-align="end" fo:line-height="100%"/>
    </style:style>
    <style:style style:name="T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hu" style:country-asian="HU"/>
    </style:style>
    <style:style style:name="T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8" style:parent-style-name="DefaultParagraphFont" style:family="text">
      <style:text-properties style:font-name="Arial" style:font-name-asian="Times New Roman" style:font-name-complex="Arial" fo:color="#000099" fo:font-size="12pt" style:font-size-asian="12pt" style:font-size-complex="12pt" style:text-underline-type="single" style:text-underline-style="solid" style:text-underline-width="auto" style:text-underline-mode="continuous" style:language-asian="hu" style:country-asian="HU"/>
    </style:style>
    <style:style style:name="P9" style:parent-style-name="Standard" style:family="paragraph">
      <style:paragraph-properties fo:margin-top="0.1944in" fo:margin-bottom="0.194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hu" style:country-asian="HU"/>
    </style:style>
    <style:style style:name="P10" style:parent-style-name="Standard" style:family="paragraph">
      <style:paragraph-properties fo:margin-top="0.1944in" fo:margin-bottom="0.1944in" fo:line-height="100%"/>
    </style:style>
    <style:style style:name="T1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1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1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1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hu" style:country-asian="HU"/>
    </style:style>
    <style:style style:name="T16" style:parent-style-name="DefaultParagraphFont" style:family="text">
      <style:text-properties style:font-name="Arial" style:font-name-complex="Arial" fo:color="#222222" fo:font-size="10pt" style:font-size-asian="10pt" style:font-size-complex="10pt" fo:background-color="#F8F9FA"/>
    </style:style>
    <style:style style:name="P17" style:parent-style-name="Standard" style:family="paragraph">
      <style:paragraph-properties fo:margin-top="0.1944in" fo:margin-bottom="0.1944in" fo:line-height="100%"/>
    </style:style>
    <style:style style:name="T18" style:parent-style-name="DefaultParagraphFont" style:family="text">
      <style:text-properties style:font-name="Arial" style:font-name-complex="Arial" fo:color="#222222" fo:font-size="10pt" style:font-size-asian="10pt" style:font-size-complex="10pt" fo:background-color="#F8F9FA"/>
    </style:style>
    <style:style style:name="T19" style:parent-style-name="DefaultParagraphFont" style:family="text">
      <style:text-properties style:font-name="Arial" style:font-name-complex="Arial" fo:color="#222222" fo:font-size="10pt" style:font-size-asian="10pt" style:font-size-complex="10pt" fo:background-color="#F8F9FA"/>
    </style:style>
    <style:style style:name="P20" style:parent-style-name="Standard" style:family="paragraph">
      <style:paragraph-properties fo:margin-top="0.1944in" fo:margin-bottom="0.1944in" fo:line-height="100%">
        <style:tab-stops>
          <style:tab-stop style:type="left" style:position="2.0694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21" style:parent-style-name="Standard" style:family="paragraph">
      <style:paragraph-properties fo:margin-top="0.1944in" fo:margin-bottom="0.1944in" fo:line-height="100%"/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22" style:parent-style-name="Standard" style:family="paragraph">
      <style:paragraph-properties fo:margin-top="0.1944in" fo:margin-bottom="0.1944in" fo:line-height="100%"/>
    </style:style>
    <style:style style:name="T2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2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2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2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27" style:parent-style-name="DefaultParagraphFont" style:family="text">
      <style:text-properties style:font-name="Arial" style:font-name-asian="Times New Roman" style:font-name-complex="DaunPenh" fo:font-size="12pt" style:font-size-asian="12pt" style:font-size-complex="19.5pt" style:script-type="complex" style:language-asian="hu" style:country-asian="HU" style:language-complex="km" style:country-complex="KH"/>
    </style:style>
    <style:style style:name="T28" style:parent-style-name="DefaultParagraphFont" style:family="text">
      <style:text-properties style:font-name="Arial" style:font-name-asian="Times New Roman" style:font-name-complex="DaunPenh" fo:font-size="12pt" style:font-size-asian="12pt" style:font-size-complex="19.5pt" fo:language="en" fo:country="US" style:language-asian="hu" style:country-asian="HU" style:language-complex="km" style:country-complex="KH"/>
    </style:style>
    <style:style style:name="T2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0" style:parent-style-name="Standard" style:family="paragraph">
      <style:paragraph-properties fo:margin-top="0.1944in" fo:margin-bottom="0.1944in" fo:line-height="100%"/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1" style:parent-style-name="Standard" style:family="paragraph">
      <style:paragraph-properties fo:margin-top="0.1944in" fo:margin-bottom="0.1944in" fo:line-height="100%"/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2" style:parent-style-name="Standard" style:family="paragraph">
      <style:paragraph-properties fo:margin-top="0.1944in" fo:margin-bottom="0.1944in" fo:line-height="100%"/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3" style:parent-style-name="Standard" style:family="paragraph">
      <style:paragraph-properties fo:margin-top="0.1944in" fo:margin-bottom="0.1944in" fo:line-height="100%"/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4" style:parent-style-name="Standard" style:family="paragraph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5" style:parent-style-name="Standard" style:family="paragraph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6" style:parent-style-name="Standard" style:family="paragraph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7" style:parent-style-name="Standard" style:family="paragraph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8" style:parent-style-name="Standard" style:family="paragraph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P39" style:parent-style-name="Standard" style:family="paragraph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  <style:style style:name="T4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hu" style:country-asian="HU"/>
    </style:style>
  </office:automatic-styles>
  <office:body>
    <office:text text:use-soft-page-breaks="true">
      <text:p text:style-name="P1"><text:span text:style-name="T2">Sovath koeun</text:span><text:span text:style-name="T3"><text:s/></text:span><text:span text:style-name="T4"><text:line-break/></text:span><text:span text:style-name="T5">Tel: 097 61 22 513</text:span><text:span text:style-name="T6"><text:line-break/></text:span><text:span text:style-name="T7">Email:<text:s/></text:span><text:span text:style-name="T8">sovathkoeun9988@gmail.com</text:span></text:p>
      <text:p text:style-name="P9">20th,<text:s/>June, 2020</text:p>
      <text:p text:style-name="P10"><text:span text:style-name="T11">Mr. Hay Phearin</text:span><text:span text:style-name="T12"><text:line-break/></text:span><text:span text:style-name="T13">Human Resouce Manager</text:span><text:span text:style-name="T14"><text:line-break/></text:span><text:span text:style-name="T15">Company Koompi,</text:span><text:line-break/><text:span text:style-name="T16"># 92 E Street 19, Chey Chumneah Commune,</text:span></text:p>
      <text:p text:style-name="P17"><text:span text:style-name="T18"><text:s/>Daun Penh District, Phnom Penh</text:span><text:span text:style-name="T19"><text:s/>cambodia</text:span></text:p>
      <text:p text:style-name="P20"/>
      <text:p text:style-name="P21">Dear Mr. Hay Phearin:</text:p>
      <text:p text:style-name="P22"><text:span text:style-name="T23">I hereby tender my resignation from my position as</text:span><text:span text:style-name="T24"><text:s/></text:span><text:span text:style-name="T25">facilitator</text:span><text:span text:style-name="T26">, effective</text:span><text:span text:style-name="T27">​​<text:s/></text:span><text:span text:style-name="T28">July</text:span><text:span text:style-name="T29">, 1st.</text:span></text:p>
      <text:p text:style-name="P30">It is my privilege to thank you for the unique learning experience for professional and personal development that you have provided in the last four month. It has been a pleasure and an honor working for the non profit company koompi and I am sincerely grateful for all the support I received during my <text:s/>facilitator.</text:p>
      <text:p text:style-name="P31">Please let me know if I can be of any further help during this period of transition.</text:p>
      <text:p text:style-name="P32"/>
      <text:p text:style-name="P33">Sincerely your,</text:p>
      <text:p text:style-name="P34">Sovath Koeun</text:p>
      <text:p text:style-name="P35"/>
      <text:p text:style-name="P36"/>
      <text:p text:style-name="P37">Mr. Sovath Koeun<text:s text:c="66"/><text:s text:c="9"/>Mr. Hay Phearin <text:s/></text:p>
      <text:p text:style-name="P38">Facilitator<text:s text:c="19"/><text:s text:c="65"/><text:s text:c="4"/>HR Manager</text:p>
      <text:p text:style-name="P39"/>
      <text:p text:style-name="Standard"><text:span text:style-name="T40">------------------------- <text:s text:c="74"/>-----------------------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DaunPenh" svg:font-family="DaunPenh" style:font-family-generic="system" style:font-pitch="variable" svg:panose-1="1 1 1 1 1 1 1 1 1 1"/>
    <style:font-face style:name="Calibri Light" svg:font-family="Calibri Light" style:font-family-generic="swiss" style:font-pitch="variable" svg:panose-1="2 15 3 2 2 2 4 3 2 4"/>
    <style:font-face style:name="MoolBoran" svg:font-family="MoolBoran" style:font-family-generic="swiss" style:font-pitch="variable" svg:panose-1="2 11 1 0 1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fo:language="hu" fo:country="HU" style:language-complex="he" style:country-complex="I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th Nhel</meta:initial-creator>
    <dc:creator>SOVATH</dc:creator>
    <meta:creation-date>2020-06-12T06:13:00Z</meta:creation-date>
    <dc:date>2020-06-12T06:13:00Z</dc:date>
    <meta:print-date>2020-06-12T06:12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65" meta:character-count="1107" meta:row-count="7" meta:non-whitespace-character-count="944"/>
  </office:meta>
</office:document-meta>
</file>